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Logic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HA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&gt; Stack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Stack &gt; 0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(Stack + Stack) &gt; Stack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(Stack - Stack) &gt; Stack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(Stack * Stack) &gt; Stack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(Stack / Stack) &gt; Stack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JMP</text:p>
          </table:table-cell>
          <table:table-cell/>
          <table:table-cell office:value-type="string" calcext:value-type="string">
            <text:p>Stack &gt; PC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JMZ</text:p>
          </table:table-cell>
          <table:table-cell/>
          <table:table-cell office:value-type="string" calcext:value-type="string">
            <text:p>(Stack = 0)? &gt; (Stack &gt; PC)</text:p>
          </table:table-cell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JNZ</text:p>
          </table:table-cell>
          <table:table-cell/>
          <table:table-cell office:value-type="string" calcext:value-type="string">
            <text:p>(Stack != 0)? &gt; (Stack &gt; PC)</text:p>
          </table:table-cell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PC + 1) &gt; Stack, PC = X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>
      <number:text>t</number:text>
      <number:year number:calendar="jewish"/>
      <number:text>xt</number:text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09:34:01.0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9-06T10:51:08.218000000</dc:date>
    <meta:editing-duration>PT36M56S</meta:editing-duration>
    <meta:editing-cycles>2</meta:editing-cycles>
    <meta:document-statistic meta:table-count="1" meta:cell-count="40" meta:object-count="0"/>
  </office:meta>
</office:document-meta>
</file>